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F0000040090B4672C5A4540B7.jpg" manifest:media-type="image/jpeg"/>
  <manifest:file-entry manifest:full-path="Pictures/1000000000000DB3000009B0BBB2CB221BF7483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2.284cm" svg:height="15.749cm" svg:x="0.162cm" svg:y="0.088cm">
          <draw:image xlink:href="Pictures/100000000000032F0000040090B4672C5A4540B7.jpg" xlink:type="simple" xlink:show="embed" xlink:actuate="onLoad" loext:mime-type="image/jpeg">
            <text:p/>
          </draw:image>
        </draw:frame>
        <draw:frame draw:style-name="gr1" draw:text-style-name="P2" draw:layer="layout" svg:width="15.594cm" svg:height="15.749cm" svg:x="12.446cm" svg:y="0.088cm">
          <draw:image xlink:href="Pictures/1000000000000DB3000009B0BBB2CB221BF748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24T13:43:14.269000000</meta:creation-date>
    <dc:date>2021-02-24T13:47:37.872000000</dc:date>
    <meta:editing-duration>PT4M26S</meta:editing-duration>
    <meta:editing-cycles>1</meta:editing-cycles>
    <meta:document-statistic meta:object-count="27"/>
    <meta:generator>LibreOffice/6.4.3.2$Windows_X86_64 LibreOffice_project/747b5d0ebf89f41c860ec2a39efd7cb15b54f2d8</meta:generator>
  </office:meta>
</office:document-meta>
</file>